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Footer">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officeooo:paragraph-rsid="02298bed"/>
    </style:style>
    <style:style style:name="P4" style:family="paragraph" style:parent-style-name="Standard">
      <style:paragraph-properties fo:text-align="center" style:justify-single-word="false"/>
      <style:text-properties style:font-name="Arial" fo:font-weight="bold" officeooo:rsid="022993fb" officeooo:paragraph-rsid="022993fb" style:font-weight-asian="bold" style:font-weight-complex="bold"/>
    </style:style>
    <style:style style:name="P5" style:family="paragraph" style:parent-style-name="Standard">
      <style:paragraph-properties fo:text-align="justify" style:justify-single-word="false"/>
      <style:text-properties style:font-name="Arial" fo:font-weight="bold" officeooo:rsid="022993fb" officeooo:paragraph-rsid="022993fb" style:font-weight-asian="bold" style:font-weight-complex="bold"/>
    </style:style>
    <style:style style:name="P6" style:family="paragraph" style:parent-style-name="Standard">
      <style:paragraph-properties fo:text-align="center" style:justify-single-word="false"/>
      <style:text-properties style:font-name="Arial" fo:font-weight="bold" officeooo:rsid="0236cf2e" officeooo:paragraph-rsid="0236cf2e" style:font-weight-asian="bold" style:font-weight-complex="bold"/>
    </style:style>
    <style:style style:name="P7" style:family="paragraph" style:parent-style-name="Standard">
      <style:paragraph-properties fo:text-align="justify" style:justify-single-word="false"/>
      <style:text-properties style:font-name="Arial" fo:font-weight="bold" officeooo:rsid="0236cf2e" officeooo:paragraph-rsid="0236cf2e" style:font-weight-asian="bold" style:font-weight-complex="bold"/>
    </style:style>
    <style:style style:name="P8" style:family="paragraph" style:parent-style-name="Standard">
      <style:paragraph-properties fo:text-align="start" style:justify-single-word="false"/>
      <style:text-properties style:font-name="Arial" fo:font-weight="bold" officeooo:rsid="0221695b" officeooo:paragraph-rsid="023d846a" style:font-weight-asian="bold" style:font-weight-complex="bold"/>
    </style:style>
    <style:style style:name="P9" style:family="paragraph" style:parent-style-name="Standard">
      <style:paragraph-properties fo:text-align="start" style:justify-single-word="false"/>
      <style:text-properties style:font-name="Arial" fo:font-weight="bold" officeooo:rsid="0221695b" officeooo:paragraph-rsid="02544ea0" style:font-weight-asian="bold" style:font-weight-complex="bold"/>
    </style:style>
    <style:style style:name="P10" style:family="paragraph" style:parent-style-name="Standard">
      <style:paragraph-properties fo:text-align="start" style:justify-single-word="false"/>
      <style:text-properties style:font-name="Arial" fo:font-weight="bold" officeooo:rsid="0220e885" officeooo:paragraph-rsid="025a6eae"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220e885" officeooo:paragraph-rsid="025af14c" style:font-weight-asian="bold" style:font-weight-complex="bold"/>
    </style:style>
    <style:style style:name="P12" style:family="paragraph" style:parent-style-name="Standard">
      <style:paragraph-properties fo:text-align="start" style:justify-single-word="false"/>
      <style:text-properties style:font-name="Arial" fo:font-weight="bold" officeooo:rsid="025af14c" officeooo:paragraph-rsid="025af14c" style:font-weight-asian="bold" style:font-weight-complex="bold"/>
    </style:style>
    <style:style style:name="P13" style:family="paragraph" style:parent-style-name="Standard">
      <style:paragraph-properties fo:text-align="center" style:justify-single-word="false"/>
      <style:text-properties style:font-name="Arial" fo:font-weight="bold" officeooo:rsid="026565fc" officeooo:paragraph-rsid="026565fc" style:font-weight-asian="bold" style:font-weight-complex="bold"/>
    </style:style>
    <style:style style:name="P14" style:family="paragraph" style:parent-style-name="Standard">
      <style:paragraph-properties fo:text-align="start" style:justify-single-word="false"/>
      <style:text-properties style:font-name="Arial" fo:font-weight="normal" officeooo:rsid="0220b2e2" officeooo:paragraph-rsid="0220b2e2" style:font-weight-asian="normal" style:font-weight-complex="normal"/>
    </style:style>
    <style:style style:name="P15" style:family="paragraph" style:parent-style-name="Standard">
      <style:paragraph-properties fo:text-align="start" style:justify-single-word="false"/>
      <style:text-properties style:font-name="Arial" fo:font-weight="normal" officeooo:rsid="0221695b" officeooo:paragraph-rsid="0221695b"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221695b" officeooo:paragraph-rsid="023d846a"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221695b" officeooo:paragraph-rsid="024484d3" style:font-weight-asian="normal" style:font-weight-complex="normal"/>
    </style:style>
    <style:style style:name="P18" style:family="paragraph" style:parent-style-name="Standard">
      <style:paragraph-properties fo:text-align="justify" style:justify-single-word="false"/>
      <style:text-properties style:font-name="Arial" fo:font-weight="normal" officeooo:rsid="0221695b" officeooo:paragraph-rsid="023d846a" style:font-weight-asian="normal" style:font-weight-complex="normal"/>
    </style:style>
    <style:style style:name="P19" style:family="paragraph" style:parent-style-name="Standard">
      <style:paragraph-properties fo:text-align="justify" style:justify-single-word="false"/>
      <style:text-properties style:font-name="Arial" fo:font-weight="normal" officeooo:rsid="0221695b" officeooo:paragraph-rsid="024484d3" style:font-weight-asian="normal" style:font-weight-complex="normal"/>
    </style:style>
    <style:style style:name="P20" style:family="paragraph" style:parent-style-name="Standard">
      <style:paragraph-properties fo:text-align="justify" style:justify-single-word="false"/>
      <style:text-properties style:font-name="Arial" fo:font-weight="normal" officeooo:rsid="0221695b" officeooo:paragraph-rsid="02465e9e" style:font-weight-asian="normal" style:font-weight-complex="normal"/>
    </style:style>
    <style:style style:name="P21" style:family="paragraph" style:parent-style-name="Standard">
      <style:paragraph-properties fo:text-align="justify" style:justify-single-word="false"/>
      <style:text-properties style:font-name="Arial" fo:font-weight="normal" officeooo:rsid="0221695b" officeooo:paragraph-rsid="0249a3ed" style:font-weight-asian="normal" style:font-weight-complex="normal"/>
    </style:style>
    <style:style style:name="P22" style:family="paragraph" style:parent-style-name="Standard">
      <style:paragraph-properties fo:text-align="justify" style:justify-single-word="false"/>
      <style:text-properties style:font-name="Arial" fo:font-weight="normal" officeooo:rsid="0221695b" officeooo:paragraph-rsid="024aad11" style:font-weight-asian="normal" style:font-weight-complex="normal"/>
    </style:style>
    <style:style style:name="P23" style:family="paragraph" style:parent-style-name="Standard">
      <style:paragraph-properties fo:text-align="justify" style:justify-single-word="false"/>
      <style:text-properties style:font-name="Arial" fo:font-weight="normal" officeooo:rsid="0221695b" officeooo:paragraph-rsid="024c00ec" style:font-weight-asian="normal" style:font-weight-complex="normal"/>
    </style:style>
    <style:style style:name="P24" style:family="paragraph" style:parent-style-name="Standard">
      <style:paragraph-properties fo:text-align="justify" style:justify-single-word="false"/>
      <style:text-properties style:font-name="Arial" fo:font-weight="normal" officeooo:rsid="0221695b" officeooo:paragraph-rsid="0253a226" style:font-weight-asian="normal" style:font-weight-complex="normal"/>
    </style:style>
    <style:style style:name="P25" style:family="paragraph" style:parent-style-name="Standard">
      <style:paragraph-properties fo:text-align="justify" style:justify-single-word="false"/>
      <style:text-properties style:font-name="Arial" fo:font-weight="normal" officeooo:rsid="0221695b" officeooo:paragraph-rsid="0256ddec" style:font-weight-asian="normal" style:font-weight-complex="normal"/>
    </style:style>
    <style:style style:name="P26" style:family="paragraph" style:parent-style-name="Standard">
      <style:paragraph-properties fo:text-align="justify" style:justify-single-word="false"/>
      <style:text-properties style:font-name="Arial" fo:font-weight="normal" officeooo:rsid="0221695b" officeooo:paragraph-rsid="0257b74e" style:font-weight-asian="normal" style:font-weight-complex="normal"/>
    </style:style>
    <style:style style:name="P27" style:family="paragraph" style:parent-style-name="Standard">
      <style:paragraph-properties fo:text-align="start" style:justify-single-word="false"/>
      <style:text-properties style:font-name="Arial" fo:font-weight="normal" officeooo:rsid="0220e885" officeooo:paragraph-rsid="0220e885" style:font-weight-asian="normal" style:font-weight-complex="normal"/>
    </style:style>
    <style:style style:name="P28" style:family="paragraph" style:parent-style-name="Standard">
      <style:paragraph-properties fo:text-align="start" style:justify-single-word="false"/>
      <style:text-properties style:font-name="Arial" fo:font-weight="normal" officeooo:rsid="0220e885" officeooo:paragraph-rsid="0225f729" style:font-weight-asian="normal" style:font-weight-complex="normal"/>
    </style:style>
    <style:style style:name="P29" style:family="paragraph" style:parent-style-name="Standard">
      <style:paragraph-properties fo:text-align="start" style:justify-single-word="false"/>
      <style:text-properties style:font-name="Arial" fo:font-weight="normal" officeooo:rsid="0220e885" officeooo:paragraph-rsid="026825e1" style:font-weight-asian="normal" style:font-weight-complex="normal"/>
    </style:style>
    <style:style style:name="P30" style:family="paragraph" style:parent-style-name="Standard">
      <style:paragraph-properties fo:text-align="start" style:justify-single-word="false"/>
      <style:text-properties style:font-name="Arial" fo:font-weight="normal" officeooo:rsid="0220e885" officeooo:paragraph-rsid="026b52cf" style:font-weight-asian="normal" style:font-weight-complex="normal"/>
    </style:style>
    <style:style style:name="P31" style:family="paragraph" style:parent-style-name="Standard">
      <style:paragraph-properties fo:text-align="justify" style:justify-single-word="false"/>
      <style:text-properties style:font-name="Arial" fo:font-weight="normal" officeooo:rsid="0220e885" officeooo:paragraph-rsid="026825e1" style:font-weight-asian="normal" style:font-weight-complex="normal"/>
    </style:style>
    <style:style style:name="P32" style:family="paragraph" style:parent-style-name="Standard">
      <style:paragraph-properties fo:text-align="start" style:justify-single-word="false"/>
      <style:text-properties style:font-name="Arial" fo:font-weight="normal" officeooo:rsid="025a6eae" officeooo:paragraph-rsid="025a6eae" style:font-weight-asian="normal" style:font-weight-complex="normal"/>
    </style:style>
    <style:style style:name="P33" style:family="paragraph" style:parent-style-name="Standard">
      <style:paragraph-properties fo:text-align="start" style:justify-single-word="false"/>
      <style:text-properties style:font-name="Arial" fo:font-weight="normal" officeooo:rsid="025a6eae" officeooo:paragraph-rsid="025e97d0" style:font-weight-asian="normal" style:font-weight-complex="normal"/>
    </style:style>
    <style:style style:name="P34" style:family="paragraph" style:parent-style-name="Standard">
      <style:paragraph-properties fo:text-align="start" style:justify-single-word="false"/>
      <style:text-properties style:font-name="Arial" fo:font-weight="normal" officeooo:rsid="025aa54c" officeooo:paragraph-rsid="025aa54c" style:font-weight-asian="normal" style:font-weight-complex="normal"/>
    </style:style>
    <style:style style:name="P35" style:family="paragraph" style:parent-style-name="Standard">
      <style:paragraph-properties fo:text-align="justify" style:justify-single-word="false"/>
      <style:text-properties style:font-name="Arial" fo:font-weight="normal" officeooo:rsid="025aa54c" officeooo:paragraph-rsid="025aa54c" style:font-weight-asian="normal" style:font-weight-complex="normal"/>
    </style:style>
    <style:style style:name="P36" style:family="paragraph" style:parent-style-name="Standard">
      <style:paragraph-properties fo:text-align="justify" style:justify-single-word="false"/>
      <style:text-properties style:font-name="Arial" fo:font-weight="normal" officeooo:rsid="025e0164" officeooo:paragraph-rsid="025e0164" style:font-weight-asian="normal" style:font-weight-complex="normal"/>
    </style:style>
    <style:style style:name="P37" style:family="paragraph" style:parent-style-name="Standard">
      <style:paragraph-properties fo:text-align="justify" style:justify-single-word="false"/>
      <style:text-properties style:font-name="Arial" fo:font-weight="normal" officeooo:rsid="025fea94" officeooo:paragraph-rsid="025fea94" style:font-weight-asian="normal" style:font-weight-complex="normal"/>
    </style:style>
    <style:style style:name="P38" style:family="paragraph" style:parent-style-name="Standard">
      <style:paragraph-properties fo:text-align="start" style:justify-single-word="false"/>
      <style:text-properties style:font-name="Arial" fo:font-weight="normal" officeooo:rsid="02655ea8" officeooo:paragraph-rsid="02655ea8" style:font-weight-asian="normal" style:font-weight-complex="normal"/>
    </style:style>
    <style:style style:name="P39" style:family="paragraph" style:parent-style-name="Standard">
      <style:paragraph-properties fo:text-align="justify" style:justify-single-word="false"/>
      <style:text-properties style:font-name="Arial" fo:font-weight="normal" officeooo:rsid="026565fc" officeooo:paragraph-rsid="026565fc" style:font-weight-asian="normal" style:font-weight-complex="normal"/>
    </style:style>
    <style:style style:name="P40" style:family="paragraph" style:parent-style-name="Standard">
      <style:paragraph-properties fo:text-align="justify" style:justify-single-word="false"/>
      <style:text-properties style:font-name="Arial" fo:font-weight="normal" officeooo:rsid="026760b2" officeooo:paragraph-rsid="026760b2" style:font-weight-asian="normal" style:font-weight-complex="normal"/>
    </style:style>
    <style:style style:name="P41" style:family="paragraph" style:parent-style-name="Standard">
      <style:paragraph-properties fo:text-align="justify" style:justify-single-word="false"/>
      <style:text-properties style:font-name="Arial" fo:font-style="normal" fo:font-weight="normal" officeooo:rsid="0267bd23" officeooo:paragraph-rsid="026825e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Arial" fo:font-style="italic" fo:font-weight="normal" officeooo:rsid="0221695b" officeooo:paragraph-rsid="024484d3"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style:font-name="Arial" fo:font-style="italic" fo:font-weight="normal" officeooo:rsid="0221695b" officeooo:paragraph-rsid="023d846a" style:font-style-asian="italic" style:font-weight-asian="normal" style:font-style-complex="italic" style:font-weight-complex="normal"/>
    </style:style>
    <style:style style:name="P44" style:family="paragraph" style:parent-style-name="Table_20_Contents">
      <style:paragraph-properties fo:text-align="start" style:justify-single-word="false"/>
      <style:text-properties style:font-name="Arial" officeooo:rsid="025a6eae" officeooo:paragraph-rsid="025a6eae"/>
    </style:style>
    <style:style style:name="P45" style:family="paragraph" style:parent-style-name="Table_20_Contents">
      <style:paragraph-properties fo:text-align="start" style:justify-single-word="false"/>
      <style:text-properties style:font-name="Arial" officeooo:rsid="025a6eae" officeooo:paragraph-rsid="025e97d0"/>
    </style:style>
    <style:style style:name="P46" style:family="paragraph" style:parent-style-name="Table_20_Contents">
      <style:paragraph-properties fo:text-align="justify" style:justify-single-word="false"/>
      <style:text-properties style:font-name="Andale Mono" officeooo:rsid="0236cf2e" officeooo:paragraph-rsid="0236cf2e"/>
    </style:style>
    <style:style style:name="P47" style:family="paragraph" style:parent-style-name="Table_20_Contents">
      <style:paragraph-properties fo:text-align="justify" style:justify-single-word="false"/>
      <style:text-properties style:font-name="Andale Mono" officeooo:rsid="023d846a" officeooo:paragraph-rsid="023d846a"/>
    </style:style>
    <style:style style:name="P48" style:family="paragraph" style:parent-style-name="Table_20_Contents">
      <style:paragraph-properties fo:text-align="start" style:justify-single-word="false"/>
      <style:text-properties style:font-name="Andale Mono" officeooo:rsid="025aa54c" officeooo:paragraph-rsid="025aa54c"/>
    </style:style>
    <style:style style:name="P49" style:family="paragraph" style:parent-style-name="Table_20_Contents">
      <style:paragraph-properties fo:text-align="start" style:justify-single-word="false"/>
      <style:text-properties style:font-name="Andale Mono" officeooo:rsid="025af14c" officeooo:paragraph-rsid="025af14c"/>
    </style:style>
    <style:style style:name="P50" style:family="paragraph" style:parent-style-name="Table_20_Contents">
      <style:paragraph-properties fo:text-align="justify" style:justify-single-word="false"/>
      <style:text-properties style:font-name="Andale Mono" officeooo:rsid="026760b2" officeooo:paragraph-rsid="026760b2"/>
    </style:style>
    <style:style style:name="P51" style:family="paragraph" style:parent-style-name="Standard" style:master-page-name="Footnote">
      <style:paragraph-properties fo:text-align="center" style:justify-single-word="false" style:page-number="auto"/>
      <style:text-properties style:font-name="Arial" fo:font-style="normal" fo:font-weight="bold" officeooo:rsid="0220b2e2" officeooo:paragraph-rsid="0220b2e2" style:font-style-asian="normal" style:font-weight-asian="bold" style:font-style-complex="normal" style:font-weight-complex="bold"/>
    </style:style>
    <style:style style:name="P52" style:family="paragraph" style:parent-style-name="Standard">
      <style:paragraph-properties fo:text-align="center" style:justify-single-word="false"/>
      <style:text-properties style:font-name="Arial" fo:font-style="normal" fo:font-weight="bold" officeooo:rsid="0220b2e2" officeooo:paragraph-rsid="0220b2e2" style:font-style-asian="normal" style:font-weight-asian="bold" style:font-style-complex="normal" style:font-weight-complex="bold"/>
    </style:style>
    <style:style style:name="P53" style:family="paragraph" style:parent-style-name="Standard">
      <style:paragraph-properties fo:text-align="center" style:justify-single-word="false"/>
      <style:text-properties style:font-name="Arial" fo:font-style="normal" fo:font-weight="bold" officeooo:rsid="022fa6dd" officeooo:paragraph-rsid="022fa6dd"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style:font-name="Arial" fo:font-style="normal" fo:font-weight="bold" officeooo:rsid="023af49a" officeooo:paragraph-rsid="023af49a"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style:font-name="Arial" fo:font-style="normal" fo:font-weight="bold" officeooo:rsid="0236cf2e" officeooo:paragraph-rsid="0236cf2e"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Arial" fo:font-style="normal" fo:font-weight="bold" officeooo:rsid="0222cbce" officeooo:paragraph-rsid="023d846a" style:font-style-asian="normal" style:font-weight-asian="bold" style:font-style-complex="normal" style:font-weight-complex="bold"/>
    </style:style>
    <style:style style:name="P57" style:family="paragraph" style:parent-style-name="Standard">
      <style:paragraph-properties fo:text-align="center" style:justify-single-word="false"/>
      <style:text-properties style:font-name="Arial" fo:font-style="normal" fo:font-weight="bold" officeooo:rsid="0220e885" officeooo:paragraph-rsid="025a6eae"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style:font-name="Arial" fo:font-style="normal" fo:font-weight="bold" officeooo:rsid="0225f729" officeooo:paragraph-rsid="025af14c"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style:font-name="Arial" fo:font-style="normal" fo:font-weight="bold" officeooo:rsid="025a6eae" officeooo:paragraph-rsid="025a6eae" style:font-style-asian="normal" style:font-weight-asian="bold" style:font-style-complex="normal" style:font-weight-complex="bold"/>
    </style:style>
    <style:style style:name="P60" style:family="paragraph" style:parent-style-name="Standard">
      <style:paragraph-properties fo:text-align="center" style:justify-single-word="false"/>
      <style:text-properties style:font-name="Arial" fo:font-style="normal" fo:font-weight="bold" officeooo:rsid="02646bf6" officeooo:paragraph-rsid="026565fc" style:font-style-asian="normal" style:font-weight-asian="bold" style:font-style-complex="normal" style:font-weight-complex="bold"/>
    </style:style>
    <style:style style:name="P61" style:family="paragraph" style:parent-style-name="Standard">
      <style:paragraph-properties fo:text-align="center" style:justify-single-word="false"/>
      <style:text-properties style:font-name="Arial" fo:font-style="normal" fo:font-weight="bold" officeooo:rsid="026565fc" officeooo:paragraph-rsid="026565fc"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Arial" fo:font-style="normal" fo:font-weight="bold" officeooo:rsid="0267bd23" officeooo:paragraph-rsid="026825e1"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style:font-name="Arial" fo:font-style="normal" fo:font-weight="normal" officeooo:rsid="0220b2e2" officeooo:paragraph-rsid="0220b2e2"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Arial" fo:font-style="normal" fo:font-weight="normal" officeooo:rsid="0221695b" officeooo:paragraph-rsid="0221695b"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Arial" fo:font-style="normal" fo:font-weight="normal" officeooo:rsid="0221695b" officeooo:paragraph-rsid="024484d3"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Arial" fo:font-style="normal" fo:font-weight="normal" officeooo:rsid="0221695b" officeooo:paragraph-rsid="023d846a"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Arial" fo:font-style="normal" fo:font-weight="normal" officeooo:rsid="0222cbce" officeooo:paragraph-rsid="0221695b"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Arial" fo:font-style="normal" fo:font-weight="normal" officeooo:rsid="0220e885" officeooo:paragraph-rsid="0220e88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Arial" fo:font-style="normal" fo:font-weight="normal" officeooo:rsid="0225f729" officeooo:paragraph-rsid="0225f729"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Arial" fo:font-style="normal" fo:font-weight="normal" officeooo:rsid="0225f729" officeooo:paragraph-rsid="025e97d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Arial" fo:font-style="normal" fo:font-weight="normal" officeooo:rsid="0267bd23" officeooo:paragraph-rsid="0225f729"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Arial" fo:font-style="normal" fo:font-weight="normal" officeooo:rsid="0267bd23" officeooo:paragraph-rsid="026825e1" style:font-style-asian="normal" style:font-weight-asian="normal" style:font-style-complex="normal" style:font-weight-complex="normal"/>
    </style:style>
    <style:style style:name="P73" style:family="paragraph" style:parent-style-name="Standard">
      <style:paragraph-properties fo:text-align="center" style:justify-single-word="false"/>
      <style:text-properties style:font-name="Arial" fo:font-style="normal" fo:font-weight="normal" officeooo:rsid="022993fb" officeooo:paragraph-rsid="022993fb" style:font-style-asian="normal" style:font-weight-asian="normal" style:font-style-complex="normal" style:font-weight-complex="normal"/>
    </style:style>
    <style:style style:name="P74" style:family="paragraph" style:parent-style-name="Standard">
      <style:paragraph-properties fo:text-align="center" style:justify-single-word="false"/>
      <style:text-properties style:font-name="Arial" fo:font-style="normal" fo:font-weight="normal" officeooo:rsid="0234286a" officeooo:paragraph-rsid="0236cf2e"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style:font-name="Arial" fo:font-style="normal" fo:font-weight="normal" officeooo:rsid="0236cf2e" officeooo:paragraph-rsid="0236cf2e"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style:font-name="Arial" fo:font-style="normal" fo:font-weight="normal" officeooo:rsid="023d4374" officeooo:paragraph-rsid="0236cf2e"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style:font-name="Arial" fo:font-style="normal" fo:font-weight="normal" officeooo:rsid="023c8bd0" officeooo:paragraph-rsid="023c8bd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font-name="Arial" fo:font-style="normal" fo:font-weight="normal" officeooo:rsid="024484d3" officeooo:paragraph-rsid="024484d3"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style:font-name="Arial" fo:font-style="normal" fo:font-weight="normal" officeooo:rsid="024484d3" officeooo:paragraph-rsid="023d846a"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style:font-name="Arial" fo:font-style="normal" fo:font-weight="normal" officeooo:rsid="02465e9e" officeooo:paragraph-rsid="023d846a"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style:font-name="Arial" fo:font-style="normal" fo:font-weight="normal" officeooo:rsid="0249a3ed" officeooo:paragraph-rsid="0249a3ed"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style:font-name="Arial" fo:font-style="normal" fo:font-weight="normal" officeooo:rsid="0250de44" officeooo:paragraph-rsid="024c00ec"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style:font-name="Arial" fo:font-style="normal" fo:font-weight="normal" officeooo:rsid="0256ddec" officeooo:paragraph-rsid="0256ddec"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Arial" fo:font-style="normal" fo:font-weight="normal" officeooo:rsid="025af14c" officeooo:paragraph-rsid="025af14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Arial" fo:font-style="normal" fo:font-weight="normal" officeooo:rsid="025a6eae" officeooo:paragraph-rsid="025a6eae"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font-name="Arial" fo:font-style="normal" fo:font-weight="normal" officeooo:rsid="025a6eae" officeooo:paragraph-rsid="025e97d0"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font-name="Arial" fo:font-style="normal" fo:font-weight="normal" officeooo:rsid="025aa54c" officeooo:paragraph-rsid="025c9fa8"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Arial" fo:font-style="normal" fo:font-weight="normal" officeooo:rsid="025aa54c" officeooo:paragraph-rsid="025aa54c"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style:font-name="Arial" fo:font-style="normal" fo:font-weight="normal" officeooo:rsid="026760b2" officeooo:paragraph-rsid="026760b2"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Arial" fo:font-style="normal" fo:font-weight="normal" officeooo:rsid="026b1045" officeooo:paragraph-rsid="026825e1"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style:font-name="Arial" fo:font-style="normal" fo:font-weight="normal" officeooo:rsid="02719fcc" officeooo:paragraph-rsid="026825e1"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style:font-name="Arial" fo:font-style="italic" fo:font-weight="normal" officeooo:rsid="026760b2" officeooo:paragraph-rsid="026760b2" style:font-style-asian="italic" style:font-weight-asian="normal" style:font-style-complex="italic" style:font-weight-complex="normal"/>
    </style:style>
    <style:style style:name="P93" style:family="paragraph" style:parent-style-name="Standard">
      <style:paragraph-properties fo:text-align="start" style:justify-single-word="false" fo:padding="0.074cm" fo:border-left="none" fo:border-right="none" fo:border-top="none" fo:border-bottom="0.99pt solid #000000" style:join-border="false"/>
      <style:text-properties style:font-name="Arial" fo:font-style="normal" fo:font-weight="normal" officeooo:rsid="0220b2e2" officeooo:paragraph-rsid="0220b2e2" style:font-style-asian="normal" style:font-weight-asian="normal" style:font-style-complex="normal" style:font-weight-complex="normal"/>
    </style:style>
    <style:style style:name="P94" style:family="paragraph" style:parent-style-name="Standard">
      <style:paragraph-properties fo:text-align="start" style:justify-single-word="false" fo:padding="0.074cm" fo:border-left="none" fo:border-right="none" fo:border-top="none" fo:border-bottom="0.99pt solid #000000" style:join-border="false"/>
      <style:text-properties style:font-name="Arial" fo:font-style="normal" fo:font-weight="normal" officeooo:rsid="0267bd23" officeooo:paragraph-rsid="0225f729"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222cbce" style:font-style-asian="normal" style:font-style-complex="normal"/>
    </style:style>
    <style:style style:name="T3" style:family="text">
      <style:text-properties fo:font-style="normal" officeooo:rsid="0225f729" style:font-style-asian="normal" style:font-style-complex="normal"/>
    </style:style>
    <style:style style:name="T4" style:family="text">
      <style:text-properties fo:font-style="normal" officeooo:rsid="0227470f" style:font-style-asian="normal" style:font-style-complex="normal"/>
    </style:style>
    <style:style style:name="T5" style:family="text">
      <style:text-properties fo:font-style="normal" officeooo:rsid="0228988c" style:font-style-asian="normal" style:font-style-complex="normal"/>
    </style:style>
    <style:style style:name="T6" style:family="text">
      <style:text-properties fo:font-style="normal" officeooo:rsid="0234286a" style:font-style-asian="normal" style:font-style-complex="normal"/>
    </style:style>
    <style:style style:name="T7" style:family="text">
      <style:text-properties fo:font-style="normal" officeooo:rsid="0236cf2e" style:font-style-asian="normal" style:font-style-complex="normal"/>
    </style:style>
    <style:style style:name="T8" style:family="text">
      <style:text-properties fo:font-style="normal" officeooo:rsid="023883b9" style:font-style-asian="normal" style:font-style-complex="normal"/>
    </style:style>
    <style:style style:name="T9" style:family="text">
      <style:text-properties fo:font-style="normal" officeooo:rsid="023af49a" style:font-style-asian="normal" style:font-style-complex="normal"/>
    </style:style>
    <style:style style:name="T10" style:family="text">
      <style:text-properties fo:font-style="normal" officeooo:rsid="024184d2" style:font-style-asian="normal" style:font-style-complex="normal"/>
    </style:style>
    <style:style style:name="T11" style:family="text">
      <style:text-properties fo:font-style="normal" officeooo:rsid="024484d3" style:font-style-asian="normal" style:font-style-complex="normal"/>
    </style:style>
    <style:style style:name="T12" style:family="text">
      <style:text-properties fo:font-style="normal" officeooo:rsid="02448e94" style:font-style-asian="normal" style:font-style-complex="normal"/>
    </style:style>
    <style:style style:name="T13" style:family="text">
      <style:text-properties fo:font-style="normal" officeooo:rsid="0245ffc9" style:font-style-asian="normal" style:font-style-complex="normal"/>
    </style:style>
    <style:style style:name="T14" style:family="text">
      <style:text-properties fo:font-style="normal" officeooo:rsid="02465e9e" style:font-style-asian="normal" style:font-style-complex="normal"/>
    </style:style>
    <style:style style:name="T15" style:family="text">
      <style:text-properties fo:font-style="normal" officeooo:rsid="0247eb00" style:font-style-asian="normal" style:font-style-complex="normal"/>
    </style:style>
    <style:style style:name="T16" style:family="text">
      <style:text-properties fo:font-style="normal" officeooo:rsid="0249a3ed" style:font-style-asian="normal" style:font-style-complex="normal"/>
    </style:style>
    <style:style style:name="T17" style:family="text">
      <style:text-properties fo:font-style="normal" officeooo:rsid="024aad11" style:font-style-asian="normal" style:font-style-complex="normal"/>
    </style:style>
    <style:style style:name="T18" style:family="text">
      <style:text-properties fo:font-style="normal" officeooo:rsid="024c00ec" style:font-style-asian="normal" style:font-style-complex="normal"/>
    </style:style>
    <style:style style:name="T19" style:family="text">
      <style:text-properties fo:font-style="normal" officeooo:rsid="024f633e" style:font-style-asian="normal" style:font-style-complex="normal"/>
    </style:style>
    <style:style style:name="T20" style:family="text">
      <style:text-properties fo:font-style="normal" officeooo:rsid="0250de44" style:font-style-asian="normal" style:font-style-complex="normal"/>
    </style:style>
    <style:style style:name="T21" style:family="text">
      <style:text-properties fo:font-style="normal" officeooo:rsid="02529eec" style:font-style-asian="normal" style:font-style-complex="normal"/>
    </style:style>
    <style:style style:name="T22" style:family="text">
      <style:text-properties fo:font-style="normal" officeooo:rsid="0253a226" style:font-style-asian="normal" style:font-style-complex="normal"/>
    </style:style>
    <style:style style:name="T23" style:family="text">
      <style:text-properties fo:font-style="normal" officeooo:rsid="02544ea0" style:font-style-asian="normal" style:font-style-complex="normal"/>
    </style:style>
    <style:style style:name="T24" style:family="text">
      <style:text-properties fo:font-style="normal" officeooo:rsid="02552812" style:font-style-asian="normal" style:font-style-complex="normal"/>
    </style:style>
    <style:style style:name="T25" style:family="text">
      <style:text-properties fo:font-style="normal" officeooo:rsid="0256ddec" style:font-style-asian="normal" style:font-style-complex="normal"/>
    </style:style>
    <style:style style:name="T26" style:family="text">
      <style:text-properties fo:font-style="normal" officeooo:rsid="0257b74e" style:font-style-asian="normal" style:font-style-complex="normal"/>
    </style:style>
    <style:style style:name="T27" style:family="text">
      <style:text-properties fo:font-style="normal" officeooo:rsid="02593b3f" style:font-style-asian="normal" style:font-style-complex="normal"/>
    </style:style>
    <style:style style:name="T28" style:family="text">
      <style:text-properties fo:font-style="normal" officeooo:rsid="025a6eae" style:font-style-asian="normal" style:font-style-complex="normal"/>
    </style:style>
    <style:style style:name="T29" style:family="text">
      <style:text-properties fo:font-style="normal" officeooo:rsid="025af14c" style:font-style-asian="normal" style:font-style-complex="normal"/>
    </style:style>
    <style:style style:name="T30" style:family="text">
      <style:text-properties fo:font-style="normal" officeooo:rsid="025e97d0" style:font-style-asian="normal" style:font-style-complex="normal"/>
    </style:style>
    <style:style style:name="T31" style:family="text">
      <style:text-properties fo:font-style="normal" officeooo:rsid="025f8aa0" style:font-style-asian="normal" style:font-style-complex="normal"/>
    </style:style>
    <style:style style:name="T32" style:family="text">
      <style:text-properties fo:font-style="normal" officeooo:rsid="02617638" style:font-style-asian="normal" style:font-style-complex="normal"/>
    </style:style>
    <style:style style:name="T33" style:family="text">
      <style:text-properties fo:font-style="normal" officeooo:rsid="0262c571" style:font-style-asian="normal" style:font-style-complex="normal"/>
    </style:style>
    <style:style style:name="T34" style:family="text">
      <style:text-properties fo:font-style="normal" officeooo:rsid="02646bf6" style:font-style-asian="normal" style:font-style-complex="normal"/>
    </style:style>
    <style:style style:name="T35" style:family="text">
      <style:text-properties fo:font-style="normal" officeooo:rsid="0267bd23" style:font-style-asian="normal" style:font-style-complex="normal"/>
    </style:style>
    <style:style style:name="T36" style:family="text">
      <style:text-properties fo:font-style="normal" officeooo:rsid="026b1045" style:font-style-asian="normal" style:font-style-complex="normal"/>
    </style:style>
    <style:style style:name="T37" style:family="text">
      <style:text-properties fo:font-style="normal" officeooo:rsid="026b52cf" style:font-style-asian="normal" style:font-style-complex="normal"/>
    </style:style>
    <style:style style:name="T38" style:family="text">
      <style:text-properties fo:font-style="normal" officeooo:rsid="026cf4e9" style:font-style-asian="normal" style:font-style-complex="normal"/>
    </style:style>
    <style:style style:name="T39" style:family="text">
      <style:text-properties fo:font-style="normal" officeooo:rsid="026e8660" style:font-style-asian="normal" style:font-style-complex="normal"/>
    </style:style>
    <style:style style:name="T40" style:family="text">
      <style:text-properties fo:font-style="normal" officeooo:rsid="026f9192" style:font-style-asian="normal" style:font-style-complex="normal"/>
    </style:style>
    <style:style style:name="T41" style:family="text">
      <style:text-properties fo:font-style="normal" officeooo:rsid="0270159f" style:font-style-asian="normal" style:font-style-complex="normal"/>
    </style:style>
    <style:style style:name="T42" style:family="text">
      <style:text-properties fo:font-style="normal" officeooo:rsid="02719fcc" style:font-style-asian="normal" style:font-style-complex="normal"/>
    </style:style>
    <style:style style:name="T43" style:family="text">
      <style:text-properties fo:font-style="normal" officeooo:rsid="0272e48d" style:font-style-asian="normal" style:font-style-complex="normal"/>
    </style:style>
    <style:style style:name="T44" style:family="text">
      <style:text-properties fo:font-style="normal" officeooo:rsid="0274a30f" style:font-style-asian="normal" style:font-style-complex="normal"/>
    </style:style>
    <style:style style:name="T45" style:family="text">
      <style:text-properties fo:font-style="normal" officeooo:rsid="0275ac30" style:font-style-asian="normal" style:font-style-complex="normal"/>
    </style:style>
    <style:style style:name="T46" style:family="text">
      <style:text-properties fo:font-style="normal" officeooo:rsid="02881d05" style:font-style-asian="normal" style:font-style-complex="normal"/>
    </style:style>
    <style:style style:name="T47" style:family="text">
      <style:text-properties fo:font-style="normal" officeooo:rsid="0289693b" style:font-style-asian="normal" style:font-style-complex="normal"/>
    </style:style>
    <style:style style:name="T48" style:family="text">
      <style:text-properties fo:font-style="normal" officeooo:rsid="0296a5e9" style:font-style-asian="normal" style:font-style-complex="normal"/>
    </style:style>
    <style:style style:name="T49" style:family="text">
      <style:text-properties fo:font-style="normal" officeooo:rsid="02a0bcef" style:font-style-asian="normal" style:font-style-complex="normal"/>
    </style:style>
    <style:style style:name="T50" style:family="text">
      <style:text-properties fo:font-style="normal" officeooo:rsid="02a2e0e4" style:font-style-asian="normal" style:font-style-complex="normal"/>
    </style:style>
    <style:style style:name="T51" style:family="text">
      <style:text-properties fo:font-style="normal" officeooo:rsid="02a5bd03" style:font-style-asian="normal" style:font-style-complex="normal"/>
    </style:style>
    <style:style style:name="T52" style:family="text">
      <style:text-properties fo:font-style="normal" fo:font-weight="bold" officeooo:rsid="0249a3e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22a43b3" style:font-style-asian="normal" style:font-weight-asian="normal" style:font-style-complex="normal" style:font-weight-complex="normal"/>
    </style:style>
    <style:style style:name="T55" style:family="text">
      <style:text-properties fo:font-style="normal" fo:font-weight="normal" officeooo:rsid="022b1180" style:font-style-asian="normal" style:font-weight-asian="normal" style:font-style-complex="normal" style:font-weight-complex="normal"/>
    </style:style>
    <style:style style:name="T56" style:family="text">
      <style:text-properties fo:font-style="normal" fo:font-weight="normal" officeooo:rsid="022be7ca" style:font-style-asian="normal" style:font-weight-asian="normal" style:font-style-complex="normal" style:font-weight-complex="normal"/>
    </style:style>
    <style:style style:name="T57" style:family="text">
      <style:text-properties fo:font-style="normal" fo:font-weight="normal" officeooo:rsid="0231382f" style:font-style-asian="normal" style:font-weight-asian="normal" style:font-style-complex="normal" style:font-weight-complex="normal"/>
    </style:style>
    <style:style style:name="T58" style:family="text">
      <style:text-properties fo:font-style="normal" fo:font-weight="normal" officeooo:rsid="023301e2" style:font-style-asian="normal" style:font-weight-asian="normal" style:font-style-complex="normal" style:font-weight-complex="normal"/>
    </style:style>
    <style:style style:name="T59" style:family="text">
      <style:text-properties fo:font-style="normal" fo:font-weight="normal" officeooo:rsid="0234286a" style:font-style-asian="normal" style:font-weight-asian="normal" style:font-style-complex="normal" style:font-weight-complex="normal"/>
    </style:style>
    <style:style style:name="T60" style:family="text">
      <style:text-properties fo:font-style="normal" fo:font-weight="normal" officeooo:rsid="02362103" style:font-style-asian="normal" style:font-weight-asian="normal" style:font-style-complex="normal" style:font-weight-complex="normal"/>
    </style:style>
    <style:style style:name="T61" style:family="text">
      <style:text-properties fo:font-style="normal" fo:font-weight="normal" officeooo:rsid="023d4374" style:font-style-asian="normal" style:font-weight-asian="normal" style:font-style-complex="normal" style:font-weight-complex="normal"/>
    </style:style>
    <style:style style:name="T62" style:family="text">
      <style:text-properties fo:font-style="normal" fo:font-weight="normal" officeooo:rsid="023edcd2" style:font-style-asian="normal" style:font-weight-asian="normal" style:font-style-complex="normal" style:font-weight-complex="normal"/>
    </style:style>
    <style:style style:name="T63" style:family="text">
      <style:text-properties fo:font-style="normal" fo:font-weight="normal" officeooo:rsid="024184d2" style:font-style-asian="normal" style:font-weight-asian="normal" style:font-style-complex="normal" style:font-weight-complex="normal"/>
    </style:style>
    <style:style style:name="T64" style:family="text">
      <style:text-properties fo:font-style="normal" fo:font-weight="normal" officeooo:rsid="02421a62" style:font-style-asian="normal" style:font-weight-asian="normal" style:font-style-complex="normal" style:font-weight-complex="normal"/>
    </style:style>
    <style:style style:name="T65" style:family="text">
      <style:text-properties fo:font-style="normal" fo:font-weight="normal" officeooo:rsid="0243c856" style:font-style-asian="normal" style:font-weight-asian="normal" style:font-style-complex="normal" style:font-weight-complex="normal"/>
    </style:style>
    <style:style style:name="T66" style:family="text">
      <style:text-properties fo:font-style="normal" fo:font-weight="normal" officeooo:rsid="025a6eae" style:font-style-asian="normal" style:font-weight-asian="normal" style:font-style-complex="normal" style:font-weight-complex="normal"/>
    </style:style>
    <style:style style:name="T67" style:family="text">
      <style:text-properties fo:font-style="normal" fo:font-weight="normal" officeooo:rsid="025af14c" style:font-style-asian="normal" style:font-weight-asian="normal" style:font-style-complex="normal" style:font-weight-complex="normal"/>
    </style:style>
    <style:style style:name="T68" style:family="text">
      <style:text-properties fo:font-style="normal" fo:font-weight="normal" officeooo:rsid="025c0133" style:font-style-asian="normal" style:font-weight-asian="normal" style:font-style-complex="normal" style:font-weight-complex="normal"/>
    </style:style>
    <style:style style:name="T69" style:family="text">
      <style:text-properties fo:font-style="normal" fo:font-weight="normal" officeooo:rsid="0267bd23" style:font-style-asian="normal" style:font-weight-asian="normal" style:font-style-complex="normal" style:font-weight-complex="normal"/>
    </style:style>
    <style:style style:name="T70" style:family="text">
      <style:text-properties fo:font-style="italic" style:font-style-asian="italic" style:font-style-complex="italic"/>
    </style:style>
    <style:style style:name="T71" style:family="text">
      <style:text-properties fo:font-style="italic" officeooo:rsid="024484d3" style:font-style-asian="italic" style:font-style-complex="italic"/>
    </style:style>
    <style:style style:name="T72" style:family="text">
      <style:text-properties fo:font-style="italic" officeooo:rsid="0249a3ed" style:font-style-asian="italic" style:font-style-complex="italic"/>
    </style:style>
    <style:style style:name="T73" style:family="text">
      <style:text-properties fo:font-style="italic" officeooo:rsid="024aad11" style:font-style-asian="italic" style:font-style-complex="italic"/>
    </style:style>
    <style:style style:name="T74" style:family="text">
      <style:text-properties fo:font-style="italic" officeooo:rsid="0253a226" style:font-style-asian="italic" style:font-style-complex="italic"/>
    </style:style>
    <style:style style:name="T75" style:family="text">
      <style:text-properties fo:font-style="italic" officeooo:rsid="025e97d0" style:font-style-asian="italic" style:font-style-complex="italic"/>
    </style:style>
    <style:style style:name="T76" style:family="text">
      <style:text-properties fo:font-style="italic" fo:font-weight="normal" officeooo:rsid="023301e2" style:font-style-asian="italic" style:font-weight-asian="normal" style:font-style-complex="italic" style:font-weight-complex="normal"/>
    </style:style>
    <style:style style:name="T77" style:family="text">
      <style:text-properties officeooo:rsid="0236cf2e"/>
    </style:style>
    <style:style style:name="T78" style:family="text">
      <style:text-properties officeooo:rsid="023883b9"/>
    </style:style>
    <style:style style:name="T79" style:family="text">
      <style:text-properties officeooo:rsid="023978d5"/>
    </style:style>
    <style:style style:name="T80" style:family="text">
      <style:text-properties style:font-name="Andale Mono"/>
    </style:style>
    <style:style style:name="T81" style:family="text">
      <style:text-properties style:font-name="Andale Mono" fo:font-style="normal" fo:font-weight="normal" officeooo:rsid="024184d2" style:font-style-asian="normal" style:font-weight-asian="normal" style:font-style-complex="normal" style:font-weight-complex="normal"/>
    </style:style>
    <style:style style:name="T82" style:family="text">
      <style:text-properties style:font-name="Andale Mono" fo:font-style="normal" fo:font-weight="normal" officeooo:rsid="025a6eae" style:font-style-asian="normal" style:font-weight-asian="normal" style:font-style-complex="normal" style:font-weight-complex="normal"/>
    </style:style>
    <style:style style:name="T83" style:family="text">
      <style:text-properties style:font-name="Andale Mono" fo:font-style="normal" officeooo:rsid="024484d3" style:font-style-asian="normal" style:font-style-complex="normal"/>
    </style:style>
    <style:style style:name="T84" style:family="text">
      <style:text-properties style:font-name="Andale Mono" fo:font-style="normal" officeooo:rsid="0245ffc9" style:font-style-asian="normal" style:font-style-complex="normal"/>
    </style:style>
    <style:style style:name="T85" style:family="text">
      <style:text-properties style:font-name="Andale Mono" fo:font-style="normal" officeooo:rsid="02465e9e" style:font-style-asian="normal" style:font-style-complex="normal"/>
    </style:style>
    <style:style style:name="T86" style:family="text">
      <style:text-properties style:font-name="Andale Mono" fo:font-style="normal" officeooo:rsid="0247eb00" style:font-style-asian="normal" style:font-style-complex="normal"/>
    </style:style>
    <style:style style:name="T87" style:family="text">
      <style:text-properties style:font-name="Andale Mono" fo:font-style="normal" officeooo:rsid="0249a3ed" style:font-style-asian="normal" style:font-style-complex="normal"/>
    </style:style>
    <style:style style:name="T88" style:family="text">
      <style:text-properties style:font-name="Andale Mono" fo:font-style="normal" officeooo:rsid="024aad11" style:font-style-asian="normal" style:font-style-complex="normal"/>
    </style:style>
    <style:style style:name="T89" style:family="text">
      <style:text-properties style:font-name="Andale Mono" fo:font-style="normal" officeooo:rsid="024c00ec" style:font-style-asian="normal" style:font-style-complex="normal"/>
    </style:style>
    <style:style style:name="T90" style:family="text">
      <style:text-properties style:font-name="Andale Mono" fo:font-style="normal" officeooo:rsid="024f633e" style:font-style-asian="normal" style:font-style-complex="normal"/>
    </style:style>
    <style:style style:name="T91" style:family="text">
      <style:text-properties style:font-name="Andale Mono" fo:font-style="normal" officeooo:rsid="0253a226" style:font-style-asian="normal" style:font-style-complex="normal"/>
    </style:style>
    <style:style style:name="T92" style:family="text">
      <style:text-properties style:font-name="Andale Mono" fo:font-style="normal" officeooo:rsid="02552812" style:font-style-asian="normal" style:font-style-complex="normal"/>
    </style:style>
    <style:style style:name="T93" style:family="text">
      <style:text-properties style:font-name="Andale Mono" fo:font-style="normal" officeooo:rsid="0256ddec" style:font-style-asian="normal" style:font-style-complex="normal"/>
    </style:style>
    <style:style style:name="T94" style:family="text">
      <style:text-properties style:font-name="Andale Mono" fo:font-style="normal" officeooo:rsid="0257b74e" style:font-style-asian="normal" style:font-style-complex="normal"/>
    </style:style>
    <style:style style:name="T95" style:family="text">
      <style:text-properties style:font-name="Andale Mono" officeooo:rsid="025e97d0"/>
    </style:style>
    <style:style style:name="T96" style:family="text">
      <style:text-properties style:font-name="Arial" fo:font-style="normal" fo:font-weight="normal" officeooo:rsid="02976546" style:font-style-asian="normal" style:font-weight-asian="normal" style:font-style-complex="normal" style:font-weight-complex="normal"/>
    </style:style>
    <style:style style:name="T97" style:family="text">
      <style:text-properties style:font-name="Arial" fo:font-style="normal" fo:font-weight="normal" officeooo:rsid="02a0bcef" style:font-style-asian="normal" style:font-weight-asian="normal" style:font-style-complex="normal" style:font-weight-complex="normal"/>
    </style:style>
    <style:style style:name="T98" style:family="text">
      <style:text-properties officeooo:rsid="026825e1"/>
    </style:style>
    <style:style style:name="T99" style:family="text">
      <style:text-properties officeooo:rsid="02a0bcef"/>
    </style:style>
    <style:style style:name="T100" style:family="text">
      <style:text-properties officeooo:rsid="02a27822"/>
    </style:style>
    <style:style style:name="T101" style:family="text">
      <style:text-properties officeooo:rsid="02a2e0e4"/>
    </style:style>
    <style:style style:name="T102" style:family="text">
      <style:text-properties officeooo:rsid="02a55736"/>
    </style:style>
    <style:style style:name="T103" style:family="text">
      <style:text-properties officeooo:rsid="02a5bd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UNQS</text:p>
      <text:p text:style-name="P52"/>
      <text:p text:style-name="P52">UPLB Network Queue Simulator</text:p>
      <text:p text:style-name="P52"/>
      <text:p text:style-name="P52">User Manual</text:p>
      <text:p text:style-name="P93"/>
      <text:p text:style-name="P63"/>
      <text:p text:style-name="P53">Contents</text:p>
      <text:p text:style-name="P3"><text:a xlink:type="simple" xlink:href="#About UNQS" text:style-name="Internet_20_link" text:visited-style-name="Visited_20_Internet_20_Link"><text:span text:style-name="T96">About UNQ</text:span></text:a><text:a xlink:type="simple" xlink:href="#About UNQS" text:style-name="Internet_20_link" text:visited-style-name="Visited_20_Internet_20_Link"><text:span text:style-name="T97">S</text:span></text:a><text:span text:style-name="T97"><text:tab/><text:tab/>1</text:span></text:p>
      <text:p text:style-name="P14"><text:a xlink:type="simple" xlink:href="#Setting the configuration file" text:style-name="Internet_20_link" text:visited-style-name="Visited_20_Internet_20_Link"><text:span text:style-name="T4">Setting the c</text:span></text:a><text:a xlink:type="simple" xlink:href="#Setting the configuration file" text:style-name="Internet_20_link" text:visited-style-name="Visited_20_Internet_20_Link"><text:span text:style-name="T1">onfiguration file</text:span></text:a><text:span text:style-name="T1"><text:tab/></text:span><text:span text:style-name="T49">2</text:span></text:p>
      <text:p text:style-name="P14"><text:span text:style-name="T1"><text:tab/></text:span><text:a xlink:type="simple" xlink:href="#The configuration file" text:style-name="Internet_20_link" text:visited-style-name="Visited_20_Internet_20_Link"><text:span text:style-name="T9">The c</text:span></text:a><text:a xlink:type="simple" xlink:href="#The configuration file" text:style-name="Internet_20_link" text:visited-style-name="Visited_20_Internet_20_Link"><text:span text:style-name="T8">onfiguration file</text:span></text:a><text:span text:style-name="T8"><text:tab/></text:span><text:span text:style-name="T49">2</text:span></text:p>
      <text:p text:style-name="P64"><text:tab/><text:a xlink:type="simple" xlink:href="#Database connection" text:style-name="Internet_20_link" text:visited-style-name="Visited_20_Internet_20_Link">Database connection</text:a><text:tab/><text:span text:style-name="T99">2</text:span></text:p>
      <text:p text:style-name="P64"><text:tab/><text:tab/><text:a xlink:type="simple" xlink:href="#Username" text:style-name="Internet_20_link" text:visited-style-name="Visited_20_Internet_20_Link">Username</text:a> <text:tab/><text:tab/><text:span text:style-name="T99">2</text:span></text:p>
      <text:p text:style-name="P15"><text:span text:style-name="T1"><text:tab/><text:tab/></text:span><text:a xlink:type="simple" xlink:href="#Password flag" text:style-name="Internet_20_link" text:visited-style-name="Visited_20_Internet_20_Link"><text:span text:style-name="T1">Password </text:span></text:a><text:a xlink:type="simple" xlink:href="#Password flag" text:style-name="Internet_20_link" text:visited-style-name="Visited_20_Internet_20_Link"><text:span text:style-name="T7">flag</text:span></text:a><text:span text:style-name="T7"> <text:tab/></text:span><text:span text:style-name="T49">2</text:span></text:p>
      <text:p text:style-name="P64"><text:tab/><text:tab/><text:a xlink:type="simple" xlink:href="#IP address" text:style-name="Internet_20_link" text:visited-style-name="Visited_20_Internet_20_Link">IP address</text:a> <text:tab/><text:tab/><text:span text:style-name="T99">2</text:span></text:p>
      <text:p text:style-name="P64"><text:tab/><text:tab/><text:a xlink:type="simple" xlink:href="#Port number" text:style-name="Internet_20_link" text:visited-style-name="Visited_20_Internet_20_Link">Port number</text:a><text:tab/><text:tab/><text:span text:style-name="T100">3</text:span></text:p>
      <text:p text:style-name="P64"><text:tab/><text:tab/><text:a xlink:type="simple" xlink:href="#Database name" text:style-name="Internet_20_link" text:visited-style-name="Visited_20_Internet_20_Link">Database name</text:a><text:tab/><text:span text:style-name="T101">3</text:span></text:p>
      <text:p text:style-name="P64"><text:tab/><text:tab/><text:a xlink:type="simple" xlink:href="#Table name" text:style-name="Internet_20_link" text:visited-style-name="Visited_20_Internet_20_Link">Table name</text:a><text:tab/><text:tab/><text:span text:style-name="T101">3</text:span></text:p>
      <text:p text:style-name="P15"><text:span text:style-name="T1"><text:tab/></text:span><text:a xlink:type="simple" xlink:href="#Bandwidth" text:style-name="Internet_20_link" text:visited-style-name="Visited_20_Internet_20_Link"><text:span text:style-name="T2">Bandwidth</text:span></text:a><text:span text:style-name="T2"><text:tab/></text:span><text:span text:style-name="T50">3</text:span></text:p>
      <text:p text:style-name="P67"><text:tab/><text:a xlink:type="simple" xlink:href="#Schedule type" text:style-name="Internet_20_link" text:visited-style-name="Visited_20_Internet_20_Link">Schedule type</text:a><text:tab/><text:span text:style-name="T101">3</text:span></text:p>
      <text:p text:style-name="P67"><text:tab/><text:a xlink:type="simple" xlink:href="#Timeout" text:style-name="Internet_20_link" text:visited-style-name="Visited_20_Internet_20_Link">Timeout</text:a><text:tab/><text:span text:style-name="T101">3</text:span></text:p>
      <text:p text:style-name="P15"><text:span text:style-name="T2"><text:tab/></text:span><text:a xlink:type="simple" xlink:href="#Start and end time" text:style-name="Internet_20_link" text:visited-style-name="Visited_20_Internet_20_Link"><text:span text:style-name="T2">Start time </text:span></text:a><text:a xlink:type="simple" xlink:href="#Start and end time" text:style-name="Internet_20_link" text:visited-style-name="Visited_20_Internet_20_Link"><text:span text:style-name="T23">and </text:span></text:a><text:a xlink:type="simple" xlink:href="#Start and end time" text:style-name="Internet_20_link" text:visited-style-name="Visited_20_Internet_20_Link"><text:span text:style-name="T2">End time</text:span></text:a><text:span text:style-name="T2"> <text:tab/></text:span><text:span text:style-name="T50">3</text:span></text:p>
      <text:p text:style-name="P15"><text:span text:style-name="T2"><text:tab/></text:span><text:a xlink:type="simple" xlink:href="#Debug flag" text:style-name="Internet_20_link" text:visited-style-name="Visited_20_Internet_20_Link"><text:span text:style-name="T2">Debug </text:span></text:a><text:a xlink:type="simple" xlink:href="#Debug flag" text:style-name="Internet_20_link" text:visited-style-name="Visited_20_Internet_20_Link"><text:span text:style-name="T5">flag</text:span></text:a><text:span text:style-name="T5"><text:tab/></text:span><text:span text:style-name="T50">3</text:span></text:p>
      <text:p text:style-name="P68"><text:a xlink:type="simple" xlink:href="#Running UNQS" text:style-name="Internet_20_link" text:visited-style-name="Visited_20_Internet_20_Link">Running UNQS</text:a><text:tab/><text:span text:style-name="T102">4</text:span></text:p>
      <text:p text:style-name="P27"><text:span text:style-name="T1"><text:tab/></text:span><text:a xlink:type="simple" xlink:href="#Without config" text:style-name="Internet_20_link" text:visited-style-name="Visited_20_Internet_20_Link"><text:span text:style-name="T3">Without configuration file</text:span></text:a><text:span text:style-name="T3"><text:tab/></text:span><text:span text:style-name="T51">4</text:span></text:p>
      <text:p text:style-name="P69"><text:tab/><text:a xlink:type="simple" xlink:href="#With config" text:style-name="Internet_20_link" text:visited-style-name="Visited_20_Internet_20_Link">With configuration file</text:a><text:tab/><text:span text:style-name="T103">4</text:span></text:p>
      <text:p text:style-name="P38"><text:a xlink:type="simple" xlink:href="#Output file" text:style-name="Internet_20_link" text:visited-style-name="Visited_20_Internet_20_Link"><text:span text:style-name="T3">O</text:span></text:a><text:a xlink:type="simple" xlink:href="#Output file" text:style-name="Internet_20_link" text:visited-style-name="Visited_20_Internet_20_Link"><text:span text:style-name="T1">utput file</text:span></text:a><text:span text:style-name="T1"><text:tab/></text:span><text:span text:style-name="T51">5</text:span></text:p>
      <text:p text:style-name="P28"><text:span text:style-name="T3"><text:tab/></text:span><text:a xlink:type="simple" xlink:href="#Timestamp" text:style-name="Internet_20_link" text:visited-style-name="Visited_20_Internet_20_Link"><text:span text:style-name="T35">Timestamp</text:span></text:a><text:span text:style-name="T35"><text:tab/></text:span><text:span text:style-name="T51">5</text:span></text:p>
      <text:p text:style-name="P71"><text:tab/><text:a xlink:type="simple" xlink:href="#Bandwidth output" text:style-name="Internet_20_link" text:visited-style-name="Visited_20_Internet_20_Link">Bandwidth</text:a><text:tab/><text:span text:style-name="T103">5</text:span></text:p>
      <text:p text:style-name="P71"><text:tab/><text:a xlink:type="simple" xlink:href="#Dropped flows" text:style-name="Internet_20_link" text:visited-style-name="Visited_20_Internet_20_Link">Dropped flows count and size</text:a><text:tab/><text:span text:style-name="T103">5</text:span></text:p>
      <text:p text:style-name="P71"><text:tab/><text:a xlink:type="simple" xlink:href="#Switched flows" text:style-name="Internet_20_link" text:visited-style-name="Visited_20_Internet_20_Link">Switched flows count and size</text:a><text:tab/><text:span text:style-name="T103">5</text:span></text:p>
      <text:p text:style-name="P71"><text:tab/><text:a xlink:type="simple" xlink:href="#Total wait" text:style-name="Internet_20_link" text:visited-style-name="Visited_20_Internet_20_Link">Total flow wait time</text:a><text:tab/><text:span text:style-name="T103">5</text:span></text:p>
      <text:p text:style-name="P71"><text:tab/><text:a xlink:type="simple" xlink:href="#Duration" text:style-name="Internet_20_link" text:visited-style-name="Visited_20_Internet_20_Link">Duration</text:a><text:tab/><text:span text:style-name="T103">5</text:span></text:p>
      <text:p text:style-name="P71"><text:tab/><text:a xlink:type="simple" xlink:href="#Throughput" text:style-name="Internet_20_link" text:visited-style-name="Visited_20_Internet_20_Link">Throughput</text:a><text:tab/><text:span text:style-name="T103">6</text:span></text:p>
      <text:p text:style-name="P94"/>
      <text:p text:style-name="P71"/>
      <text:p text:style-name="P4"><text:bookmark-start text:name="About UNQS"/><text:span text:style-name="T3">A</text:span><text:span text:style-name="T1">bout UNQS</text:span><text:bookmark-end text:name="About UNQS"/></text:p>
      <text:p text:style-name="P73"/>
      <text:p text:style-name="P5"><text:span text:style-name="T53"><text:tab/>UPLB Network Queue Simulator </text:span><text:span text:style-name="T54">(UNQS) </text:span><text:span text:style-name="T55">is a </text:span><text:span text:style-name="T56">command-line </text:span><text:span text:style-name="T55">open-source Java program developed for observing network performance</text:span><text:span text:style-name="T57">. </text:span><text:span text:style-name="T58">Data collected with the open-source </text:span><text:span text:style-name="T76">ntopng</text:span><text:span text:style-name="T58"> that is stored in a MySQL database is </text:span><text:span text:style-name="T59">simulated in the program. The program will </text:span><text:span text:style-name="T60">output</text:span><text:span text:style-name="T59"> the computed </text:span><text:span text:style-name="T69">the results in a text file.</text:span></text:p>
      <text:p text:style-name="P74"/>
      <text:p text:style-name="P74"/>
      <text:p text:style-name="P74"/>
      <text:p text:style-name="P74"/>
      <text:p text:style-name="P6"><text:bookmark-start text:name="Setting the configuration file"/><text:soft-page-break/><text:span text:style-name="T6">S</text:span><text:span text:style-name="T1">etting the configuration file</text:span><text:bookmark-end text:name="Setting the configuration file"/></text:p>
      <text:p text:style-name="P75"/>
      <text:p text:style-name="P54"><text:bookmark-start text:name="The configuration file"/>The configuration file<text:bookmark-end text:name="The configuration file"/></text:p>
      <text:p text:style-name="P7"><text:span text:style-name="T53"><text:tab/></text:span><text:span text:style-name="T61">UNQS may read a configuration file </text:span><text:span text:style-name="T62">to set values that the program needs. </text:span><text:span text:style-name="T63">Its format was inspired by ntopng’s configuration file. It can include comments (indicated by a </text:span><text:span text:style-name="T81">#</text:span><text:span text:style-name="T63"> symbol) and whitespaces, both of which are ignored by the file reader. </text:span><text:span text:style-name="T64">All values that can be changed begin with two hyphens. </text:span><text:span text:style-name="T65">An example configuration file is shown below.</text:span></text:p>
      <text:p text:style-name="P76"/>
      <table:table table:name="Table1" table:style-name="Table1">
        <table:table-column table:style-name="Table1.A"/>
        <table:table-row>
          <table:table-cell table:style-name="Table1.A1" office:value-type="string">
            <text:p text:style-name="P47"># database connection</text:p>
            <text:p text:style-name="P46">--username=root</text:p>
            <text:p text:style-name="P46">--password</text:p>
            <text:p text:style-name="P46">--ip-address=127.0.0.1</text:p>
            <text:p text:style-name="P46">--port=3306</text:p>
            <text:p text:style-name="P46">--database=<text:span text:style-name="T78">db</text:span></text:p>
            <text:p text:style-name="P46">--table=<text:span text:style-name="T78">flowsv4</text:span></text:p>
            <text:p text:style-name="P46"/>
            <text:p text:style-name="P46"># in bits per second</text:p>
            <text:p text:style-name="P46">--bandwidth=<text:span text:style-name="T79">1000000</text:span></text:p>
            <text:p text:style-name="P46"/>
            <text:p text:style-name="P46"># 0=FIFO, 1=PQ, 2=WFQ</text:p>
            <text:p text:style-name="P46">--schedule=0</text:p>
            <text:p text:style-name="P46"/>
            <text:p text:style-name="P46"># in seconds</text:p>
            <text:p text:style-name="P46">--timeout=60</text:p>
            <text:p text:style-name="P46">--starttime=<text:span text:style-name="T79">0</text:span></text:p>
            <text:p text:style-name="P46">--endtime=<text:span text:style-name="T79">86400</text:span></text:p>
            <text:p text:style-name="P46"/>
            <text:p text:style-name="P46">#--debug</text:p>
          </table:table-cell>
        </table:table-row>
      </table:table>
      <text:p text:style-name="P77">Figure 1. Sample configuration file</text:p>
      <text:p text:style-name="P75"/>
      <text:p text:style-name="P55"><text:bookmark-start text:name="Database connection"/>Database connection<text:bookmark-end text:name="Database connection"/></text:p>
      <text:p text:style-name="P16"><text:span text:style-name="T1"><text:tab/></text:span><text:span text:style-name="T10">The following items are us</text:span><text:span text:style-name="T11">ed to connect to the database.</text:span></text:p>
      <text:p text:style-name="P65"><text:tab/></text:p>
      <text:p text:style-name="P17"><text:bookmark-start text:name="Username"/><text:span text:style-name="T1"><text:tab/></text:span><text:span text:style-name="T70">Username</text:span><text:bookmark-end text:name="Username"/></text:p>
      <text:p text:style-name="P19"><text:span text:style-name="T1"><text:tab/></text:span><text:span text:style-name="T11">The username is a required field that is set using –</text:span><text:span text:style-name="T83">username= </text:span><text:span text:style-name="T11">followed by the name of the user. In Fig. 1, </text:span><text:span text:style-name="T71">root </text:span><text:span text:style-name="T11">is the default and administrator user per MySQL naming convention.</text:span></text:p>
      <text:p text:style-name="P78"/>
      <text:p text:style-name="P42"><text:bookmark-start text:name="Password flag"/><text:tab/>Password <text:span text:style-name="T77">flag</text:span><text:bookmark-end text:name="Password flag"/></text:p>
      <text:p text:style-name="P18"><text:span text:style-name="T1"><text:tab/></text:span><text:span text:style-name="T11">The password flag </text:span><text:span text:style-name="T12">(</text:span><text:span text:style-name="T83">--password</text:span><text:span text:style-name="T12">) i</text:span><text:span text:style-name="T11">s added if the database user has a password. Otherwise, the password flag may be omitted. In Fig. 1, a password flag is included which means username </text:span><text:span text:style-name="T71">root</text:span><text:span text:style-name="T11"> has a password.</text:span></text:p>
      <text:p text:style-name="P79"/>
      <text:p text:style-name="P43"><text:bookmark-start text:name="IP address"/><text:tab/>IP address<text:bookmark-end text:name="IP address"/></text:p>
      <text:p text:style-name="P18"><text:span text:style-name="T1"><text:tab/></text:span><text:span text:style-name="T12">The IP address </text:span><text:span text:style-name="T13">(</text:span><text:span text:style-name="T84">--ip-address</text:span><text:span text:style-name="T85">=</text:span><text:span text:style-name="T13">) is a required field that identifies where the database is hosted. Dotted-quad notation is used </text:span><text:span text:style-name="T14">when writing the IP address</text:span><text:span text:style-name="T13">. In Fig. 1, the </text:span><text:span text:style-name="T14">IP address is the local IP address </text:span><text:span text:style-name="T85">127.0.0.1</text:span><text:span text:style-name="T14"> .</text:span></text:p>
      <text:p text:style-name="P80"/>
      <text:p text:style-name="P43"><text:bookmark-start text:name="Port number"/><text:soft-page-break/><text:tab/>Port number<text:bookmark-end text:name="Port number"/></text:p>
      <text:p text:style-name="P20"><text:span text:style-name="T1"><text:tab/></text:span><text:span text:style-name="T14">The port number </text:span><text:span text:style-name="T13">(</text:span><text:span text:style-name="T84">--</text:span><text:span text:style-name="T85">port=</text:span><text:span text:style-name="T13">) is a required field </text:span><text:span text:style-name="T14">to know </text:span><text:span text:style-name="T15">which port number is used by the database. It is an unsigned 16-bit integer that a computer associates to a certain process or service. The default port number that is reserved for MySQL database is </text:span><text:span text:style-name="T86">3306</text:span><text:span text:style-name="T15">.</text:span></text:p>
      <text:p text:style-name="P66"/>
      <text:p text:style-name="P43"><text:bookmark-start text:name="Database name"/><text:tab/>Database name<text:bookmark-end text:name="Database name"/></text:p>
      <text:p text:style-name="P21"><text:span text:style-name="T14"><text:tab/>The </text:span><text:span text:style-name="T16">database name</text:span><text:span text:style-name="T14"> </text:span><text:span text:style-name="T13">(</text:span><text:span text:style-name="T84">--</text:span><text:span text:style-name="T87">database</text:span><text:span text:style-name="T85">=</text:span><text:span text:style-name="T13">) is a required field </text:span><text:span text:style-name="T14">to know </text:span><text:span text:style-name="T15">which </text:span><text:span text:style-name="T16">database will be accessed. It follows MySQL’s naming convention. In Fig. 1, the database to be used is named </text:span><text:span text:style-name="T87">db</text:span><text:span text:style-name="T52">.</text:span></text:p>
      <text:p text:style-name="P43"><text:bookmark-start text:name="Table name"/><text:tab/>Table name<text:bookmark-end text:name="Table name"/></text:p>
      <text:p text:style-name="P21"><text:span text:style-name="T14"><text:tab/>The </text:span><text:span text:style-name="T16">table name</text:span><text:span text:style-name="T14"> </text:span><text:span text:style-name="T13">(</text:span><text:span text:style-name="T84">--</text:span><text:span text:style-name="T87">table</text:span><text:span text:style-name="T85">=</text:span><text:span text:style-name="T13">) is a required field </text:span><text:span text:style-name="T14">to know </text:span><text:span text:style-name="T15">which </text:span><text:span text:style-name="T16">table contains the flow data. Flow is a connection between two hosts, which is the row data that </text:span><text:span text:style-name="T72">ntopng </text:span><text:span text:style-name="T16">outputs. The table name follows MySQL’s naming convention. In Fig. 1, the table to be used is named </text:span><text:span text:style-name="T87">flowsv4</text:span><text:span text:style-name="T16">, which is the default table name given by </text:span><text:span text:style-name="T72">ntopng</text:span><text:span text:style-name="T16"> when dumping flow data of hosts using IPv4. </text:span></text:p>
      <text:p text:style-name="P81"/>
      <text:p text:style-name="P56"><text:bookmark-start text:name="Bandwidth"/>Bandwidth<text:bookmark-end text:name="Bandwidth"/></text:p>
      <text:p text:style-name="P22"><text:span text:style-name="T11"><text:tab/></text:span><text:span text:style-name="T14">The </text:span><text:span text:style-name="T17">bandwidth</text:span><text:span text:style-name="T14"> </text:span><text:span text:style-name="T13">(</text:span><text:span text:style-name="T84">--</text:span><text:span text:style-name="T88">bandwidth</text:span><text:span text:style-name="T85">=</text:span><text:span text:style-name="T13">) is a required field </text:span><text:span text:style-name="T14">to know </text:span><text:span text:style-name="T17">the rate at which flow data will be processed</text:span><text:span text:style-name="T16">. </text:span><text:span text:style-name="T17">Bandwidth should be written in unit </text:span><text:span text:style-name="T73">bits per second</text:span><text:span text:style-name="T17"> (bps), so </text:span><text:span text:style-name="T19">if using </text:span><text:span text:style-name="T17">bandwidth </text:span><text:span text:style-name="T19">written</text:span><text:span text:style-name="T17"> in bytes (Bps), </text:span><text:span text:style-name="T19">it</text:span><text:span text:style-name="T17"> must first be converted. </text:span><text:span text:style-name="T18">In Fig. 1, the bandwidth to be used is 1000000bps a.k.a. 1Mbps.</text:span></text:p>
      <text:p text:style-name="P56"/>
      <text:p text:style-name="P56"><text:bookmark-start text:name="Schedule type"/>Schedule type<text:bookmark-end text:name="Schedule type"/></text:p>
      <text:p text:style-name="P23"><text:span text:style-name="T11"><text:tab/></text:span><text:span text:style-name="T14">The </text:span><text:span text:style-name="T18">schedule type</text:span><text:span text:style-name="T14"> </text:span><text:span text:style-name="T13">(</text:span><text:span text:style-name="T84">--</text:span><text:span text:style-name="T89">schedule</text:span><text:span text:style-name="T85">=</text:span><text:span text:style-name="T13">) is a required field </text:span><text:span text:style-name="T14">to know </text:span><text:span text:style-name="T18">what scheduling algorithm will be used </text:span><text:span text:style-name="T19">to process flow data</text:span><text:span text:style-name="T16">. </text:span><text:span text:style-name="T90">0</text:span><text:span text:style-name="T19"> is for First-In First-Out </text:span><text:span text:style-name="T21">(FIFO)</text:span><text:span text:style-name="T19">, </text:span><text:span text:style-name="T90">1</text:span><text:span text:style-name="T19"> is for Priority Queueing </text:span><text:span text:style-name="T21">(PQ)</text:span><text:span text:style-name="T19">, and </text:span><text:span text:style-name="T90">2</text:span><text:span text:style-name="T19"> is for Weighted Fair Queueing </text:span><text:span text:style-name="T21">(WFQ)</text:span><text:span text:style-name="T19">. The default </text:span><text:span text:style-name="T20">algorithm is FIFO.</text:span></text:p>
      <text:p text:style-name="P82"/>
      <text:p text:style-name="P56"><text:bookmark-start text:name="Timeout"/>Timeout<text:bookmark-end text:name="Timeout"/></text:p>
      <text:p text:style-name="P24"><text:span text:style-name="T11"><text:tab/></text:span><text:span text:style-name="T14">The </text:span><text:span text:style-name="T22">timeout</text:span><text:span text:style-name="T14"> </text:span><text:span text:style-name="T13">(</text:span><text:span text:style-name="T84">--</text:span><text:span text:style-name="T91">timeout</text:span><text:span text:style-name="T85">=</text:span><text:span text:style-name="T13">) is a required field </text:span><text:span text:style-name="T14">to know </text:span><text:span text:style-name="T22">how long to wait in the queue before dropping the flow</text:span><text:span text:style-name="T16">. </text:span><text:span text:style-name="T22">Timeout is also known as Time-To-Live (TTL) and it is in unit </text:span><text:span text:style-name="T74">seconds</text:span><text:span text:style-name="T22">. The default timeout shown in Fig. 1 is 60 seconds.</text:span></text:p>
      <text:p text:style-name="P56"/>
      <text:p text:style-name="P9"><text:bookmark-start text:name="Start and end time"/><text:span text:style-name="T2">Start time </text:span><text:span text:style-name="T24">and </text:span><text:span text:style-name="T2">End time</text:span><text:bookmark-end text:name="Start and end time"/></text:p>
      <text:p text:style-name="P26"><text:span text:style-name="T11"><text:tab/></text:span><text:span text:style-name="T14">The </text:span><text:span text:style-name="T24">start time</text:span><text:span text:style-name="T14"> </text:span><text:span text:style-name="T13">(</text:span><text:span text:style-name="T84">--</text:span><text:span text:style-name="T92">start-time</text:span><text:span text:style-name="T85">=</text:span><text:span text:style-name="T13">) </text:span><text:span text:style-name="T24">and the end time </text:span><text:span text:style-name="T13">(</text:span><text:span text:style-name="T84">--</text:span><text:span text:style-name="T94">end</text:span><text:span text:style-name="T92">-time</text:span><text:span text:style-name="T85">=</text:span><text:span text:style-name="T13">)</text:span><text:span text:style-name="T24"> are</text:span><text:span text:style-name="T13"> required field</text:span><text:span text:style-name="T24">s</text:span><text:span text:style-name="T13"> </text:span><text:span text:style-name="T14">to know </text:span><text:span text:style-name="T17">the </text:span><text:span text:style-name="T24">which data to start processing and which data will be last processed</text:span><text:span text:style-name="T16">. </text:span><text:span text:style-name="T26">The values are in the form of Unix timestamp which is counted in the seconds that have passed since January 1, 1970 UTC (Coordinated Universal Time). </text:span><text:span text:style-name="T27">In Fig. 1, the start and end times means an entire day (the entire January 1, 1970, to be exact) will be simulated in the program.</text:span></text:p>
      <text:p text:style-name="P56"/>
      <text:p text:style-name="P8"><text:bookmark-start text:name="Debug flag"/><text:span text:style-name="T2">Debug </text:span><text:span text:style-name="T5">flag</text:span><text:bookmark-end text:name="Debug flag"/></text:p>
      <text:p text:style-name="P25"><text:span text:style-name="T11"><text:tab/></text:span><text:span text:style-name="T14">The </text:span><text:span text:style-name="T25">debug flag</text:span><text:span text:style-name="T14"> </text:span><text:span text:style-name="T13">(</text:span><text:span text:style-name="T84">--</text:span><text:span text:style-name="T93">debug</text:span><text:span text:style-name="T13">) is </text:span><text:span text:style-name="T25">added if the program will be set in debug mode</text:span><text:span text:style-name="T16">.</text:span><text:span text:style-name="T25"> This is useful for the programmers who wish to extend the existing version of UNQS.</text:span></text:p>
      <text:p text:style-name="P83"/>
      <text:p text:style-name="P83"/>
      <text:p text:style-name="P83"/>
      <text:p text:style-name="P83"/>
      <text:p text:style-name="P83"/>
      <text:p text:style-name="P57"><text:bookmark-start text:name="Running UNQS"/><text:soft-page-break/>Running UNQS<text:bookmark-end text:name="Running UNQS"/></text:p>
      <text:p text:style-name="P58"/>
      <text:p text:style-name="P11"><text:span text:style-name="T3"><text:tab/></text:span><text:span text:style-name="T66">UNQS is a compiled Java program run via command line, therefore the user must have Java installed. The command line interface must be opened in the location path </text:span><text:span text:style-name="T82">program</text:span><text:span text:style-name="T66">. </text:span><text:span text:style-name="T67">Note that if there is a password flag, it will ask for a password </text:span><text:span text:style-name="T68">(Fig. 2). For security purposes, the password is not visible in the command line while typing.</text:span></text:p>
      <text:p text:style-name="P84"/>
      <table:table table:name="Table5" table:style-name="Table5">
        <table:table-column table:style-name="Table5.A"/>
        <table:table-row>
          <table:table-cell table:style-name="Table5.A1" office:value-type="string">
            <text:p text:style-name="P49">MySQL password:</text:p>
          </table:table-cell>
        </table:table-row>
      </table:table>
      <text:p text:style-name="P12"><text:span text:style-name="T67">F</text:span><text:span text:style-name="T53">igure 2. MySQL password prompt</text:span></text:p>
      <text:p text:style-name="P59"/>
      <text:p text:style-name="P10"><text:bookmark-start text:name="Without config"/><text:span text:style-name="T28">Running w</text:span><text:span text:style-name="T3">ithout configuration file</text:span><text:bookmark-end text:name="Without config"/></text:p>
      <text:p text:style-name="P32"><text:span text:style-name="T3"><text:tab/>T</text:span><text:span text:style-name="T1">o run the program using the default configuration embedded in the program,</text:span></text:p>
      <text:p text:style-name="P85"/>
      <table:table table:name="Table2" table:style-name="Table2">
        <table:table-column table:style-name="Table2.A"/>
        <table:table-row>
          <table:table-cell table:style-name="Table2.A1" office:value-type="string">
            <text:p text:style-name="P44">j<text:span text:style-name="T80">ava -cp .:mysql-connector-java.jar UNQS</text:span></text:p>
          </table:table-cell>
        </table:table-row>
      </table:table>
      <text:p text:style-name="P32"><text:span text:style-name="T1">Figure </text:span><text:span text:style-name="T29">3</text:span><text:span text:style-name="T1">. Command to run UNQS without configuration file</text:span></text:p>
      <text:p text:style-name="P87"><text:tab/></text:p>
      <text:p text:style-name="P87"><text:tab/>It will prompt you the following</text:p>
      <text:p text:style-name="P87"/>
      <table:table table:name="Table3" table:style-name="Table3">
        <table:table-column table:style-name="Table3.A"/>
        <table:table-row>
          <table:table-cell table:style-name="Table3.A1" office:value-type="string">
            <text:p text:style-name="P48">Continue with the default configuration? (Y/N)</text:p>
          </table:table-cell>
        </table:table-row>
      </table:table>
      <text:p text:style-name="P34"><text:span text:style-name="T1">Figure </text:span><text:span text:style-name="T29">4</text:span><text:span text:style-name="T1">. Default configuration prompt</text:span></text:p>
      <text:p text:style-name="P88"/>
      <text:p text:style-name="P35"><text:span text:style-name="T1"><text:tab/>If yes, </text:span><text:span text:style-name="T48">t</text:span><text:span text:style-name="T1">he default configuration prompt defined in </text:span><text:span text:style-name="T70">Configuration.java </text:span><text:span text:style-name="T48">is used.</text:span><text:span text:style-name="T1"> Otherwise, it will ask for the name of the configuration file.</text:span></text:p>
      <text:p text:style-name="P88"/>
      <table:table table:name="Table4" table:style-name="Table4">
        <table:table-column table:style-name="Table4.A"/>
        <table:table-row>
          <table:table-cell table:style-name="Table4.A1" office:value-type="string">
            <text:p text:style-name="P48">Enter &lt;filename&gt;.conf (must be in same directory of UNQS):</text:p>
          </table:table-cell>
        </table:table-row>
      </table:table>
      <text:p text:style-name="P34"><text:span text:style-name="T1">Figure </text:span><text:span text:style-name="T29">5</text:span><text:span text:style-name="T1">. Configuration file name prompt</text:span></text:p>
      <text:p text:style-name="P85"/>
      <text:p text:style-name="P36"><text:span text:style-name="T28">I</text:span><text:span text:style-name="T1">f all the values in the configuration file are correct, the simulation will proceed. If they are not, appropriate error messages will be shown, such as error in database connection, error in the configuration file, etc.</text:span></text:p>
      <text:p text:style-name="P85"/>
      <text:p text:style-name="P10"><text:bookmark-start text:name="With config"/><text:span text:style-name="T28">Running w</text:span><text:span text:style-name="T3">ith configuration file</text:span><text:bookmark-end text:name="With config"/></text:p>
      <text:p text:style-name="P33"><text:span text:style-name="T3"><text:tab/>T</text:span><text:span text:style-name="T1">o run the program using </text:span><text:span text:style-name="T30">a</text:span><text:span text:style-name="T1"> </text:span><text:span text:style-name="T30">user-defined</text:span><text:span text:style-name="T1"> configuration </text:span><text:span text:style-name="T30">file </text:span><text:span text:style-name="T33">named </text:span><text:span text:style-name="T75">filename.conf</text:span><text:span text:style-name="T30">,</text:span></text:p>
      <text:p text:style-name="P86"/>
      <table:table table:name="Table6" table:style-name="Table6">
        <table:table-column table:style-name="Table6.A"/>
        <table:table-row>
          <table:table-cell table:style-name="Table6.A1" office:value-type="string">
            <text:p text:style-name="P45">j<text:span text:style-name="T80">ava -cp .:mysql-connector-java.jar UNQS </text:span><text:span text:style-name="T95">filename.conf</text:span></text:p>
          </table:table-cell>
        </table:table-row>
      </table:table>
      <text:p text:style-name="P33"><text:span text:style-name="T3">Figure </text:span><text:span text:style-name="T32">6</text:span><text:span text:style-name="T3">. Command to run UNQS </text:span><text:span text:style-name="T31">with</text:span><text:span text:style-name="T3"> configuration file</text:span></text:p>
      <text:p text:style-name="P70"/>
      <text:p text:style-name="P37"><text:span text:style-name="T3">I</text:span><text:span text:style-name="T1">f the password flag is set, Fig. 2 will also be prompted. </text:span><text:span text:style-name="T33">Like when running without configuration file, </text:span><text:span text:style-name="T34">appropriate error messages will be shown when necessary.</text:span></text:p>
      <text:p text:style-name="P60"/>
      <text:p text:style-name="P60"/>
      <text:p text:style-name="P60"/>
      <text:p text:style-name="P60"/>
      <text:p text:style-name="P60"/>
      <text:p text:style-name="P60"/>
      <text:p text:style-name="P13"><text:bookmark-start text:name="Output file"/><text:soft-page-break/><text:span text:style-name="T34">O</text:span><text:span text:style-name="T1">utput file</text:span><text:bookmark-end text:name="Output file"/></text:p>
      <text:p text:style-name="P61"/>
      <text:p text:style-name="P39"><text:span text:style-name="T1"><text:tab/>The output file</text:span><text:span text:style-name="T46"> </text:span><text:span text:style-name="T1">follows the format </text:span><text:span text:style-name="T70">YYYY-MM-DD_x.txt</text:span><text:span text:style-name="T1"> where</text:span></text:p>
      <text:p text:style-name="P39"><text:span text:style-name="T1"><text:tab/><text:tab/></text:span><text:span text:style-name="T70">YYYY</text:span><text:span text:style-name="T1"> is the year,</text:span></text:p>
      <text:p text:style-name="P39"><text:span text:style-name="T1"><text:tab/><text:tab/></text:span><text:span text:style-name="T70">MM</text:span><text:span text:style-name="T1"> is the month, and</text:span></text:p>
      <text:p text:style-name="P39"><text:span text:style-name="T1"><text:tab/><text:tab/></text:span><text:span text:style-name="T70">DD</text:span><text:span text:style-name="T1"> is the day which is the scope of the data being processed, and</text:span></text:p>
      <text:p text:style-name="P39"><text:span text:style-name="T1"><text:tab/><text:tab/></text:span><text:span text:style-name="T70">x</text:span><text:span text:style-name="T1"> is the bandwidth value in bps.</text:span></text:p>
      <text:p text:style-name="P39"><text:span text:style-name="T1"><text:tab/></text:span><text:span text:style-name="T47">A sample output file is shown below.</text:span></text:p>
      <text:p text:style-name="P89"/>
      <table:table table:name="Table7" table:style-name="Table7">
        <table:table-column table:style-name="Table7.A"/>
        <table:table-row>
          <table:table-cell table:style-name="Table7.A1" office:value-type="string">
            <text:p text:style-name="P50">------[ FIFO SIMULATION SUMMARY ]------</text:p>
            <text:p text:style-name="P50">TIMESTAMP = 2017-11-13</text:p>
            <text:p text:style-name="P50">BANDWIDTH = 40000000 bps</text:p>
            <text:p text:style-name="P50"/>
            <text:p text:style-name="P50"><text:tab/>flows_dropped_size = 0.0 b</text:p>
            <text:p text:style-name="P50"><text:tab/>flows_dropped_cnt = 0 flows</text:p>
            <text:p text:style-name="P50"/>
            <text:p text:style-name="P50"><text:tab/>flows_switched_size = 9.39051817096E11 b</text:p>
            <text:p text:style-name="P50"><text:tab/>flows_switched_cnt = 554392 flows</text:p>
            <text:p text:style-name="P50"/>
            <text:p text:style-name="P50"><text:tab/>total_wait_time = 63964958344 seconds</text:p>
            <text:p text:style-name="P50"><text:tab/>duration = 710346 seconds</text:p>
            <text:p text:style-name="P50"><text:tab/>throughput = 1321963.9683984988 bps</text:p>
          </table:table-cell>
        </table:table-row>
      </table:table>
      <text:p text:style-name="P40"><text:span text:style-name="T1">Figure 7. Sample output file </text:span><text:span text:style-name="T70">2017-11-13_40000000.txt</text:span></text:p>
      <text:p text:style-name="P92"/>
      <text:p text:style-name="P62"><text:bookmark-start text:name="Timestamp"/>Timestamp<text:bookmark-end text:name="Timestamp"/></text:p>
      <text:p text:style-name="P41"><text:tab/>Timestamp is the start time <text:span text:style-name="T98">of the processed flow data converted into readable date format.</text:span></text:p>
      <text:p text:style-name="P41"/>
      <text:p text:style-name="P62"><text:bookmark-start text:name="Bandwidth output"/>Bandwidth<text:bookmark-end text:name="Bandwidth output"/></text:p>
      <text:p text:style-name="P31"><text:span text:style-name="T35"><text:tab/></text:span><text:span text:style-name="T36">Bandwidth is the rate of processing flow data in bps.</text:span></text:p>
      <text:p text:style-name="P72"/>
      <text:p text:style-name="P62"><text:bookmark-start text:name="Dropped flows"/>Dropped flows count and size<text:bookmark-end text:name="Dropped flows"/></text:p>
      <text:p text:style-name="P29"><text:span text:style-name="T35"><text:tab/></text:span><text:span text:style-name="T36">Dropped flows count is the number of flows that reached timeout and dropped flows size accumulated the total bits that were lost.</text:span></text:p>
      <text:p text:style-name="P90"/>
      <text:p text:style-name="P62"><text:bookmark-start text:name="Switched flows"/>Switched flows count and size<text:bookmark-end text:name="Switched flows"/></text:p>
      <text:p text:style-name="P30"><text:span text:style-name="T35"><text:tab/></text:span><text:span text:style-name="T37">Switched</text:span><text:span text:style-name="T36"> flows count is the number of flows that </text:span><text:span text:style-name="T37">were switched before</text:span><text:span text:style-name="T36"> timeout and </text:span><text:span text:style-name="T38">switched</text:span><text:span text:style-name="T36"> flows size accumulated the total bits that were </text:span><text:span text:style-name="T38">serviced </text:span><text:span text:style-name="T39">successfully</text:span><text:span text:style-name="T36">.</text:span></text:p>
      <text:p text:style-name="P72"/>
      <text:p text:style-name="P62"><text:bookmark-start text:name="Total wait"/>Total flow wait time<text:bookmark-end text:name="Total wait"/></text:p>
      <text:p text:style-name="P29"><text:span text:style-name="T35"><text:tab/></text:span><text:span text:style-name="T40">Total flow wait time </text:span><text:span text:style-name="T41">(in seconds)</text:span><text:span text:style-name="T40"> sums each flow’s wait time in the queue, whether they are dropped or switched.</text:span></text:p>
      <text:p text:style-name="P72"/>
      <text:p text:style-name="P62"><text:bookmark-start text:name="Duration"/>Duration<text:bookmark-end text:name="Duration"/></text:p>
      <text:p text:style-name="P29"><text:span text:style-name="T35"><text:tab/></text:span><text:span text:style-name="T41">Duration counts </text:span><text:span text:style-name="T42">the number of seconds it took to process the flow data given the set timeout, schedule type, and bandwidth.</text:span></text:p>
      <text:p text:style-name="P91"/>
      <text:p text:style-name="P62"><text:bookmark-start text:name="Throughput"/><text:soft-page-break/>Throughput<text:bookmark-end text:name="Throughput"/></text:p>
      <text:p text:style-name="P29"><text:span text:style-name="T35"><text:tab/></text:span><text:span text:style-name="T43">Throughput </text:span><text:span text:style-name="T45">(bps)</text:span><text:span text:style-name="T43"> </text:span><text:span text:style-name="T44">is computed </text:span><text:span text:style-name="T45">as switched flows size divided by du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Footer">
      <style:paragraph-properties fo:text-align="center" style:justify-single-word="false"/>
      <style:text-properties style:font-name="Ari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NoFooter" style:page-layout-name="Mpm1">
      <style:footer>
        <text:p text:style-name="MP1"><text:page-number text:select-page="current">0</text:page-number></text:p>
      </style:footer>
    </style:master-page>
    <style:master-page style:name="Footnote" style:page-layout-name="Mpm2">
      <style:footer>
        <text:p text:style-name="MP2"><text:page-number text:select-page="current">6</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18T01:21:47.053221340</dc:date>
    <meta:editing-duration>PT23H7M40S</meta:editing-duration>
    <meta:editing-cycles>602</meta:editing-cycles>
    <meta:generator>LibreOffice/5.1.6.2$Linux_X86_64 LibreOffice_project/10m0$Build-2</meta:generator>
    <meta:document-statistic meta:table-count="7" meta:image-count="0" meta:object-count="0" meta:page-count="6" meta:paragraph-count="133" meta:word-count="1275" meta:character-count="7555" meta:non-whitespace-character-count="6346"/>
  </office:meta>
</office:document-meta>
</file>